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277cm" fo:margin-left="0cm" fo:margin-right="0.312cm" table:align="margins"/>
    </style:style>
    <style:style style:name="Tabla2.A" style:family="table-column">
      <style:table-column-properties style:column-width="12.672cm" style:rel-column-width="48065*"/>
    </style:style>
    <style:style style:name="Tabla2.B" style:family="table-column">
      <style:table-column-properties style:column-width="4.606cm" style:rel-column-width="1747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 style:data-style-name="N4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4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277cm" fo:margin-left="0cm" fo:margin-right="0.312cm" table:align="margins"/>
    </style:style>
    <style:style style:name="Tabla1.A" style:family="table-column">
      <style:table-column-properties style:column-width="12.672cm" style:rel-column-width="48065*"/>
    </style:style>
    <style:style style:name="Tabla1.B" style:family="table-column">
      <style:table-column-properties style:column-width="4.606cm" style:rel-column-width="1747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 style:data-style-name="N4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4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Nimbus Sans L" fo:font-size="16pt" fo:font-weight="bold" officeooo:paragraph-rsid="0004779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2pt" fo:font-weight="bold" officeooo:rsid="00047799" officeooo:paragraph-rsid="000ada0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2pt" fo:font-weight="bold" officeooo:rsid="00047799" officeooo:paragraph-rsid="0004779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47799" officeooo:paragraph-rsid="000ada0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8ca46" officeooo:paragraph-rsid="000ada0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89e9e" officeooo:paragraph-rsid="000ada0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Nimbus Sans L" fo:font-size="12pt" fo:font-weight="normal" officeooo:rsid="00047799" officeooo:paragraph-rsid="000ada0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047799" officeooo:paragraph-rsid="000ada0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Nimbus Sans L" fo:font-size="12pt" officeooo:rsid="000fa8bf" officeooo:paragraph-rsid="000fa8bf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Nimbus Sans L" fo:font-size="12pt" officeooo:rsid="000fa8bf" officeooo:paragraph-rsid="000feb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fa8bf" officeooo:paragraph-rsid="000fa8b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fa8bf" officeooo:paragraph-rsid="000feb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47799" officeooo:paragraph-rsid="000feb8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8ca46" officeooo:paragraph-rsid="000feb8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Nimbus Sans L" fo:font-size="12pt" fo:font-weight="normal" officeooo:rsid="00089e9e" officeooo:paragraph-rsid="000feb8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Nimbus Sans L" fo:font-size="12pt" fo:font-weight="bold" officeooo:rsid="000fa8bf" officeooo:paragraph-rsid="000fa8b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Nimbus Sans L" fo:font-size="12pt" fo:font-weight="bold" officeooo:rsid="000fa8bf" officeooo:paragraph-rsid="000feb8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imbus Sans L" fo:font-size="12pt" fo:font-weight="bold" officeooo:rsid="00047799" officeooo:paragraph-rsid="000feb8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fo:font-size="12pt" fo:font-weight="normal" officeooo:rsid="00047799" officeooo:paragraph-rsid="000feb8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047799" officeooo:paragraph-rsid="000feb83" style:font-size-asian="12pt" style:font-weight-asian="bold" style:font-size-complex="12pt" style:font-weight-complex="bold"/>
    </style:style>
    <style:style style:name="T1" style:family="text">
      <style:text-properties fo:font-size="12pt" fo:font-weight="normal" officeooo:rsid="00047799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83f3" style:font-size-asian="12pt" style:font-weight-asian="normal" style:font-size-complex="12pt" style:font-weight-complex="normal"/>
    </style:style>
    <style:style style:name="T3" style:family="text">
      <style:text-properties officeooo:rsid="000fa8bf"/>
    </style:style>
    <style:style style:name="T4" style:family="text">
      <style:text-properties officeooo:rsid="000feb83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NTRO DE ESTUDIANTES INGENIERIA EN COMPUTACIÓN</text:p>
      <text:p text:style-name="P3">MEMORIA Y CUENTA </text:p>
      <text:p text:style-name="P3"/>
      <text:p text:style-name="P3">MES DE <text:span text:style-name="T3">ENERO 2013</text:span>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INGRESOS POR VENTAS EN EL CUARTICO</text:p>
          </table:table-cell>
          <table:table-cell table:style-name="Tabla2.B1" office:value-type="float" office:value="26976.71">
            <text:p text:style-name="P9">26.976,71</text:p>
          </table:table-cell>
        </table:table-row>
        <table:table-row>
          <table:table-cell table:style-name="Tabla2.A2" office:value-type="string">
            <text:p text:style-name="P7">EGRESOS POR COMPRAS EN EL CUARTICO</text:p>
          </table:table-cell>
          <table:table-cell table:style-name="Tabla2.B2" office:value-type="float" office:value="25888.78">
            <text:p text:style-name="P9">25.888,78</text:p>
          </table:table-cell>
        </table:table-row>
        <table:table-row>
          <table:table-cell table:style-name="Tabla2.A2" office:value-type="string">
            <text:p text:style-name="P4">OTROS EGRESOS</text:p>
          </table:table-cell>
          <table:table-cell table:style-name="Tabla2.B2" office:value-type="float" office:value="190.03">
            <text:p text:style-name="P9">190,03</text:p>
          </table:table-cell>
        </table:table-row>
        <table:table-row>
          <table:table-cell table:style-name="Tabla2.A2" office:value-type="string">
            <text:p text:style-name="P5">EGRESOS EVENTOS </text:p>
          </table:table-cell>
          <table:table-cell table:style-name="Tabla2.B2" office:value-type="float" office:value="1895.77">
            <text:p text:style-name="P9">1.895,77</text:p>
          </table:table-cell>
        </table:table-row>
        <table:table-row>
          <table:table-cell table:style-name="Tabla2.A2" office:value-type="string">
            <text:p text:style-name="P11">INGRESOS EVENTOS</text:p>
          </table:table-cell>
          <table:table-cell table:style-name="Tabla2.B2" office:value-type="float" office:value="2200">
            <text:p text:style-name="P9">2.200,00</text:p>
          </table:table-cell>
        </table:table-row>
        <table:table-row>
          <table:table-cell table:style-name="Tabla2.A2" office:value-type="string">
            <text:p text:style-name="P8">TOTAL BALANCE</text:p>
          </table:table-cell>
          <table:table-cell table:style-name="Tabla2.B2" office:value-type="float" office:value="1202.13">
            <text:p text:style-name="P16">1.202,13</text:p>
          </table:table-cell>
        </table:table-row>
      </table:table>
      <text:p text:style-name="P6"/>
      <text:p text:style-name="P18">MES DE <text:span text:style-name="T4">FEBRERO</text:span><text:span text:style-name="T3"> 2013</text:span></text:p>
      <text:p text:style-name="P1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INGRESOS POR VENTAS EN EL CUARTICO</text:p>
          </table:table-cell>
          <table:table-cell table:style-name="Tabla1.B1" office:value-type="float" office:value="27983.4">
            <text:p text:style-name="P10"><text:span text:style-name="T4">27.983,40</text:span></text:p>
          </table:table-cell>
        </table:table-row>
        <table:table-row>
          <table:table-cell table:style-name="Tabla1.A2" office:value-type="string">
            <text:p text:style-name="P19">EGRESOS POR COMPRAS EN EL CUARTICO</text:p>
          </table:table-cell>
          <table:table-cell table:style-name="Tabla1.B2" office:value-type="float" office:value="26347.23">
            <text:p text:style-name="P10"><text:span text:style-name="T4">26.347,23</text:span></text:p>
          </table:table-cell>
        </table:table-row>
        <table:table-row>
          <table:table-cell table:style-name="Tabla1.A2" office:value-type="string">
            <text:p text:style-name="P13">OTROS EGRESOS <text:span text:style-name="T4">(15 Sillas Nuevas, Botellones de Agua, etc)</text:span></text:p>
          </table:table-cell>
          <table:table-cell table:style-name="Tabla1.B2" office:value-type="float" office:value="8900">
            <text:p text:style-name="P10"><text:span text:style-name="T4">8.900,00</text:span></text:p>
          </table:table-cell>
        </table:table-row>
        <table:table-row>
          <table:table-cell table:style-name="Tabla1.A2" office:value-type="string">
            <text:p text:style-name="P14">EGRESOS EVENTOS </text:p>
          </table:table-cell>
          <table:table-cell table:style-name="Tabla1.B2" office:value-type="float" office:value="1470">
            <text:p text:style-name="P10"><text:span text:style-name="T4">1.470,00</text:span></text:p>
          </table:table-cell>
        </table:table-row>
        <table:table-row>
          <table:table-cell table:style-name="Tabla1.A2" office:value-type="string">
            <text:p text:style-name="P20">TOTAL BALANCE</text:p>
          </table:table-cell>
          <table:table-cell table:style-name="Tabla1.B2" office:value-type="float" office:value="-8733.83">
            <text:p text:style-name="P17"><text:span text:style-name="T4">-8.733,83</text:span></text:p>
          </table:table-cell>
        </table:table-row>
      </table:table>
      <text:p text:style-name="P15"/>
      <text:p text:style-name="P6"/>
      <text:p text:style-name="P1"><text:span text:style-name="T1">De querer más información puede enviar un e-mail a </text:span><text:a xlink:type="simple" xlink:href="mailto:ceic1213@gmail.com"><text:span text:style-name="T1">ceic1213@gmail.com</text:span></text:a><text:span text:style-name="T1"> / </text:span><text:a xlink:type="simple" xlink:href="mailto:katyuskaccc@gmail.com"><text:span text:style-name="T2">katyuskaccc@gmail.com</text:span></text:a><text:span text:style-name="T1"> o dirigirse a la Tesorera del CEIC direct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IC </meta:initial-creator>
    <meta:creation-date>2012-10-09T19:42:14</meta:creation-date>
    <dc:date>2013-03-05T12:33:10</dc:date>
    <dc:creator>CEIC </dc:creator>
    <meta:editing-duration>PT00H45M47S</meta:editing-duration>
    <meta:editing-cycles>14</meta:editing-cycles>
    <meta:generator>OpenOffice.org/3.2$Unix OpenOffice.org_project/320m19$Build-9505</meta:generator>
    <meta:printed-by>CEIC </meta:printed-by>
    <meta:print-date>2013-03-05T12:33:02</meta:print-date>
    <meta:document-statistic meta:table-count="2" meta:image-count="0" meta:object-count="0" meta:page-count="1" meta:paragraph-count="27" meta:word-count="93" meta:character-count="613"/>
  </office:meta>
</office:document-meta>
</file>